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細明體" svg:font-family="細明體"/>
    <style:font-face style:name="微軟正黑體" svg:font-family="微軟正黑體"/>
  </office:font-face-decls>
  <office:automatic-styles>
    <style:style style:name="ce1" style:family="table-cell" style:parent-style-name="Default" style:data-style-name="N0">
      <style:text-properties style:font-name="微軟正黑體" style:font-name-asian="微軟正黑體" style:font-name-complex="微軟正黑體"/>
    </style:style>
    <style:style style:name="ce2" style:family="table-cell" style:parent-style-name="Default" style:data-style-name="N0">
      <style:text-properties style:font-name="微軟正黑體" style:font-name-asian="微軟正黑體" style:font-name-complex="微軟正黑體" fo:font-size="8pt" style:font-size-asian="8pt" style:font-size-complex="8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4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5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6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end" fo:margin-righ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7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9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10" style:family="table-cell" style:parent-style-name="Default" style:data-style-name="N56">
      <style:text-properties style:font-name="微軟正黑體" style:font-name-asian="微軟正黑體" style:font-name-complex="微軟正黑體" fo:font-size="8pt" style:font-size-asian="8pt" style:font-size-complex="8pt"/>
    </style:style>
    <style:style style:name="ce11" style:family="table-cell" style:parent-style-name="Default" style:data-style-name="N59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12" style:family="table-cell" style:parent-style-name="Default" style:data-style-name="N59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13" style:family="table-cell" style:parent-style-name="Default" style:data-style-name="N59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14" style:family="table-cell" style:parent-style-name="Default" style:data-style-name="N30">
      <style:text-properties style:font-name="微軟正黑體" style:font-name-asian="微軟正黑體" style:font-name-complex="微軟正黑體" fo:font-size="8pt" style:font-size-asian="8pt" style:font-size-complex="8pt"/>
    </style:style>
    <style:style style:name="ce15" style:family="table-cell" style:parent-style-name="Default" style:data-style-name="N30">
      <style:table-cell-properties fo:border-top="thin solid #000000" fo:border-bottom="none" fo:border-left="thin solid #000000" fo:border-right="none" style:vertical-align="automatic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16" style:family="table-cell" style:parent-style-name="Default" style:data-style-name="N30">
      <style:table-cell-properties fo:border-top="none" fo:border-bottom="none" fo:border-left="thin solid #000000" fo:border-right="none" style:vertical-align="automatic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17" style:family="table-cell" style:parent-style-name="Default" style:data-style-name="N30">
      <style:table-cell-properties fo:border-top="none" fo:border-bottom="thin solid #000000" fo:border-left="thin solid #000000" fo:border-right="none" style:vertical-align="automatic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18" style:family="table-cell" style:parent-style-name="Default" style:data-style-name="N30">
      <style:text-properties style:font-name="微軟正黑體" style:font-name-asian="微軟正黑體" style:font-name-complex="微軟正黑體"/>
    </style:style>
    <style:style style:name="ce19" style:family="table-cell" style:parent-style-name="Default" style:data-style-name="N0">
      <style:table-cell-properties style:vertical-align="automatic"/>
      <style:text-properties style:font-name="微軟正黑體" style:font-name-asian="微軟正黑體" style:font-name-complex="微軟正黑體" fo:font-size="12pt" style:font-size-asian="12pt" style:font-size-complex="12pt"/>
    </style:style>
    <style:style style:name="ce20" style:family="table-cell" style:parent-style-name="Default" style:data-style-name="N0">
      <style:table-cell-properties style:vertical-align="automatic"/>
      <style:text-properties style:font-name="微軟正黑體" style:font-name-asian="微軟正黑體" style:font-name-complex="微軟正黑體"/>
    </style:style>
    <style:style style:name="T1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03729166666667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20.1pt" style:use-optimal-row-height="false" fo:break-before="auto"/>
    </style:style>
    <style:style style:name="ro2" style:family="table-row">
      <style:table-row-properties style:row-height="13.5pt" style:use-optimal-row-height="true" fo:break-before="auto"/>
    </style:style>
    <style:style style:name="ro3" style:family="table-row">
      <style:table-row-properties style:row-height="12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魚市場財務概況0" table:style-name="ta1">
        <table:table-column table:style-name="co1" table:default-cell-style-name="ce18"/>
        <table:table-column table:style-name="co2" table:default-cell-style-name="ce1"/>
        <table:table-column table:style-name="co3" table:number-columns-repeated="20" table:default-cell-style-name="ce1"/>
        <table:table-column table:style-name="co4" table:number-columns-repeated="16362" table:default-cell-style-name="ce1"/>
        <table:table-row table:style-name="ro1">
          <table:table-cell office:value-type="string" table:style-name="ce19">
            <text:p><text:s text:c="3"/>22‧魚市場財務概況<text:s text:c="21"/></text:p>
          </table:table-cell>
          <table:table-cell table:number-columns-repeated="4" table:style-name="ce20"/>
          <table:table-cell office:value-type="string" table:style-name="ce19">
            <text:p>22‧Financial Conditions of Fish Market</text:p>
          </table:table-cell>
          <table:table-cell table:number-columns-repeated="5" table:style-name="ce20"/>
          <table:table-cell table:number-columns-repeated="16373" table:style-name="ce1"/>
        </table:table-row>
        <table:table-row table:style-name="ro2">
          <table:table-cell table:number-columns-repeated="16384"/>
        </table:table-row>
        <table:table-row table:style-name="ro3">
          <table:table-cell table:style-name="ce14"/>
          <table:table-cell table:number-columns-repeated="5" table:style-name="ce2"/>
          <table:table-cell office:value-type="string" table:style-name="ce3">
            <text:p>單位：新臺幣元</text:p>
          </table:table-cell>
          <table:table-cell table:number-columns-repeated="3" table:style-name="ce2"/>
          <table:table-cell office:value-type="string" table:style-name="ce3">
            <text:p>Unit：N.T.$</text:p>
          </table:table-cell>
          <table:table-cell table:number-columns-repeated="16373" table:style-name="ce2"/>
        </table:table-row>
        <table:table-row table:style-name="ro3">
          <table:table-cell table:style-name="ce15"/>
          <table:table-cell office:value-type="string" table:style-name="ce4">
            <text:p>項目</text:p>
          </table:table-cell>
          <table:table-cell office:value-type="string" table:style-name="ce4">
            <text:p>現金</text:p>
          </table:table-cell>
          <table:table-cell office:value-type="string" table:style-name="ce4">
            <text:p>銀行存款</text:p>
          </table:table-cell>
          <table:table-cell office:value-type="string" table:style-name="ce4">
            <text:p>產業設備</text:p>
          </table:table-cell>
          <table:table-cell office:value-type="string" table:style-name="ce4">
            <text:p>調節資金</text:p>
          </table:table-cell>
          <table:table-cell office:value-type="string" table:style-name="ce4">
            <text:p>應收貨款</text:p>
          </table:table-cell>
          <table:table-cell office:value-type="string" table:style-name="ce4">
            <text:p>應付貨款</text:p>
          </table:table-cell>
          <table:table-cell office:value-type="string" table:style-name="ce4">
            <text:p>增產事業</text:p>
          </table:table-cell>
          <table:table-cell office:value-type="string" table:style-name="ce4">
            <text:p>其他</text:p>
          </table:table-cell>
          <table:table-cell office:value-type="string" table:style-name="ce4">
            <text:p>本期餘絀</text:p>
          </table:table-cell>
          <table:table-cell table:number-columns-repeated="16373" table:style-name="ce2"/>
        </table:table-row>
        <table:table-row table:style-name="ro3">
          <table:table-cell office:value-type="string" table:style-name="ce16">
            <text:p>市場別</text:p>
          </table:table-cell>
          <table:table-cell office:value-type="string" table:style-name="ce5">
            <text:p>Item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office:value-type="string" table:style-name="ce5">
            <text:p>Revolving</text:p>
          </table:table-cell>
          <table:table-cell office:value-type="string" table:style-name="ce5">
            <text:p>Account</text:p>
          </table:table-cell>
          <table:table-cell office:value-type="string" table:style-name="ce5">
            <text:p>Account</text:p>
          </table:table-cell>
          <table:table-cell office:value-type="string" table:style-name="ce5">
            <text:p>Extension</text:p>
          </table:table-cell>
          <table:table-cell office:value-type="string" table:style-name="ce5">
            <text:p/>
          </table:table-cell>
          <table:table-cell office:value-type="string" table:style-name="ce5">
            <text:p>Surplus</text:p>
          </table:table-cell>
          <table:table-cell table:number-columns-repeated="16373" table:style-name="ce2"/>
        </table:table-row>
        <table:table-row table:style-name="ro3">
          <table:table-cell office:value-type="string" table:style-name="ce17">
            <text:p>Market</text:p>
          </table:table-cell>
          <table:table-cell table:style-name="ce6"/>
          <table:table-cell office:value-type="string" table:style-name="ce7">
            <text:p>Cash</text:p>
          </table:table-cell>
          <table:table-cell office:value-type="string" table:style-name="ce7">
            <text:p>Bank Deposits</text:p>
          </table:table-cell>
          <table:table-cell office:value-type="string" table:style-name="ce7">
            <text:p>Facilities</text:p>
          </table:table-cell>
          <table:table-cell office:value-type="string" table:style-name="ce7">
            <text:p>Capital</text:p>
          </table:table-cell>
          <table:table-cell office:value-type="string" table:style-name="ce7">
            <text:p>Receivable</text:p>
          </table:table-cell>
          <table:table-cell office:value-type="string" table:style-name="ce7">
            <text:p>Payable</text:p>
          </table:table-cell>
          <table:table-cell office:value-type="string" table:style-name="ce7">
            <text:p>Expense</text:p>
          </table:table-cell>
          <table:table-cell office:value-type="string" table:style-name="ce7">
            <text:p>Others</text:p>
          </table:table-cell>
          <table:table-cell office:value-type="string" table:style-name="ce7">
            <text:p>This Year</text:p>
          </table:table-cell>
          <table:table-cell table:number-columns-repeated="16373" table:style-name="ce2"/>
        </table:table-row>
        <table:table-row table:style-name="ro3">
          <table:table-cell office:value-type="string" table:style-name="ce16">
            <text:p>合計</text:p>
          </table:table-cell>
          <table:table-cell office:value-type="string" table:style-name="ce8">
            <text:p>Total</text:p>
          </table:table-cell>
          <table:table-cell office:value-type="float" office:value="146063000.5" table:formula="msoxl:=IF(SUM(C33,'魚市場財務概況2(續完)'!C22)=0,&quot;-&quot;,SUM(C33,'魚市場財務概況2(續完)'!C22))" table:style-name="ce13">
            <text:p>146,063,001<text:s/></text:p>
          </table:table-cell>
          <table:table-cell office:value-type="float" office:value="1516777989.98" table:formula="msoxl:=IF(SUM(D33,'魚市場財務概況2(續完)'!D22)=0,&quot;-&quot;,SUM(D33,'魚市場財務概況2(續完)'!D22))" table:style-name="ce13">
            <text:p>1,516,777,990<text:s/></text:p>
          </table:table-cell>
          <table:table-cell office:value-type="float" office:value="2847604918.0999999" table:formula="msoxl:=IF(SUM(E33,'魚市場財務概況2(續完)'!E22)=0,&quot;-&quot;,SUM(E33,'魚市場財務概況2(續完)'!E22))" table:style-name="ce13">
            <text:p>2,847,604,918<text:s/></text:p>
          </table:table-cell>
          <table:table-cell office:value-type="float" office:value="14984559" table:formula="msoxl:=IF(SUM(F33,'魚市場財務概況2(續完)'!F22)=0,&quot;-&quot;,SUM(F33,'魚市場財務概況2(續完)'!F22))" table:style-name="ce13">
            <text:p>14,984,559<text:s/></text:p>
          </table:table-cell>
          <table:table-cell office:value-type="float" office:value="177602144.84" table:formula="msoxl:=IF(SUM(G33,'魚市場財務概況2(續完)'!G22)=0,&quot;-&quot;,SUM(G33,'魚市場財務概況2(續完)'!G22))" table:style-name="ce13">
            <text:p>177,602,145<text:s/></text:p>
          </table:table-cell>
          <table:table-cell office:value-type="float" office:value="183468864.47" table:formula="msoxl:=IF(SUM(H33,'魚市場財務概況2(續完)'!H22)=0,&quot;-&quot;,SUM(H33,'魚市場財務概況2(續完)'!H22))" table:style-name="ce13">
            <text:p>183,468,864<text:s/></text:p>
          </table:table-cell>
          <table:table-cell office:value-type="float" office:value="5109703" table:formula="msoxl:=IF(SUM(I33,'魚市場財務概況2(續完)'!I22)=0,&quot;-&quot;,SUM(I33,'魚市場財務概況2(續完)'!I22))" table:style-name="ce13">
            <text:p>5,109,703<text:s/></text:p>
          </table:table-cell>
          <table:table-cell office:value-type="float" office:value="236050130.79000002" table:formula="msoxl:=IF(SUM(J33,'魚市場財務概況2(續完)'!J22)=0,&quot;-&quot;,SUM(J33,'魚市場財務概況2(續完)'!J22))" table:style-name="ce13">
            <text:p>236,050,131<text:s/></text:p>
          </table:table-cell>
          <table:table-cell office:value-type="float" office:value="250108477.40000001" table:formula="msoxl:=IF(SUM(K33,'魚市場財務概況2(續完)'!K22)=0,&quot;-&quot;,SUM(K33,'魚市場財務概況2(續完)'!K22))" table:style-name="ce13">
            <text:p>250,108,477<text:s/></text:p>
          </table:table-cell>
          <table:table-cell table:style-name="ce10"/>
          <table:table-cell table:number-columns-repeated="16372" table:style-name="ce2"/>
        </table:table-row>
        <table:table-row table:number-rows-repeated="2" table:style-name="ro3">
          <table:table-cell office:value-type="string" table:style-name="ce16">
            <text:p><text:s text:c="7"/></text:p>
          </table:table-cell>
          <table:table-cell office:value-type="string" table:style-name="ce8">
            <text:p><text:s text:c="7"/></text:p>
          </table:table-cell>
          <table:table-cell table:number-columns-repeated="9" table:style-name="ce11"/>
          <table:table-cell table:number-columns-repeated="16373" table:style-name="ce2"/>
        </table:table-row>
        <table:table-row table:style-name="ro3">
          <table:table-cell office:value-type="string" table:style-name="ce16">
            <text:p>台北</text:p>
          </table:table-cell>
          <table:table-cell office:value-type="string" table:style-name="ce8">
            <text:p>Taipei</text:p>
          </table:table-cell>
          <table:table-cell office:value-type="float" office:value="2400000" table:style-name="ce11">
            <text:p>2,400,000<text:s/></text:p>
          </table:table-cell>
          <table:table-cell office:value-type="float" office:value="116119280.59" table:style-name="ce11">
            <text:p>116,119,281<text:s/></text:p>
          </table:table-cell>
          <table:table-cell office:value-type="float" office:value="22016623" table:style-name="ce11">
            <text:p>22,016,623<text:s/></text:p>
          </table:table-cell>
          <table:table-cell office:value-type="string" table:style-name="ce11">
            <text:p>-</text:p>
          </table:table-cell>
          <table:table-cell office:value-type="float" office:value="27286333.890000001" table:style-name="ce11">
            <text:p>27,286,334<text:s/></text:p>
          </table:table-cell>
          <table:table-cell office:value-type="float" office:value="42542546.289999999" table:style-name="ce11">
            <text:p>42,542,546<text:s/></text:p>
          </table:table-cell>
          <table:table-cell office:value-type="string" table:style-name="ce11">
            <text:p>-</text:p>
          </table:table-cell>
          <table:table-cell office:value-type="float" office:value="113845751.79000001" table:style-name="ce11">
            <text:p>113,845,752<text:s/></text:p>
          </table:table-cell>
          <table:table-cell office:value-type="float" office:value="9273939.4000000004" table:style-name="ce11">
            <text:p>9,273,939<text:s/></text:p>
          </table:table-cell>
          <table:table-cell table:number-columns-repeated="16373" table:style-name="ce2"/>
        </table:table-row>
        <table:table-row table:style-name="ro3">
          <table:table-cell office:value-type="string" table:style-name="ce16">
            <text:p>三重</text:p>
          </table:table-cell>
          <table:table-cell office:value-type="string" table:style-name="ce8">
            <text:p>Sanchung</text:p>
          </table:table-cell>
          <table:table-cell office:value-type="float" office:value="21727794" table:style-name="ce11">
            <text:p>21,727,794<text:s/></text:p>
          </table:table-cell>
          <table:table-cell office:value-type="float" office:value="14367335" table:style-name="ce11">
            <text:p>14,367,335<text:s/></text:p>
          </table:table-cell>
          <table:table-cell office:value-type="float" office:value="36444586" table:style-name="ce11">
            <text:p>36,444,586<text:s/></text:p>
          </table:table-cell>
          <table:table-cell office:value-type="string" table:style-name="ce11">
            <text:p>-</text:p>
          </table:table-cell>
          <table:table-cell office:value-type="float" office:value="378642" table:style-name="ce11">
            <text:p>378,642<text:s/></text:p>
          </table:table-cell>
          <table:table-cell office:value-type="float" office:value="3811273" table:style-name="ce11">
            <text:p>3,811,273<text:s/>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float" office:value="2080680" table:style-name="ce11">
            <text:p>2,080,680<text:s/></text:p>
          </table:table-cell>
          <table:table-cell table:number-columns-repeated="16373" table:style-name="ce2"/>
        </table:table-row>
        <table:table-row table:style-name="ro3">
          <table:table-cell office:value-type="string" table:style-name="ce16">
            <text:p>桃園</text:p>
          </table:table-cell>
          <table:table-cell office:value-type="string" table:style-name="ce8">
            <text:p>Taoyuan</text:p>
          </table:table-cell>
          <table:table-cell office:value-type="float" office:value="2484292" table:style-name="ce11">
            <text:p>2,484,292<text:s/></text:p>
          </table:table-cell>
          <table:table-cell office:value-type="float" office:value="12483408" table:style-name="ce11">
            <text:p>12,483,408<text:s/></text:p>
          </table:table-cell>
          <table:table-cell office:value-type="float" office:value="9869252" table:style-name="ce11">
            <text:p>9,869,252<text:s/></text:p>
          </table:table-cell>
          <table:table-cell office:value-type="string" table:style-name="ce11">
            <text:p>-</text:p>
          </table:table-cell>
          <table:table-cell office:value-type="float" office:value="1846040" table:style-name="ce11">
            <text:p>1,846,040<text:s/></text:p>
          </table:table-cell>
          <table:table-cell office:value-type="float" office:value="1429536" table:style-name="ce11">
            <text:p>1,429,536<text:s/>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float" office:value="2423975" table:style-name="ce11">
            <text:p>2,423,975<text:s/></text:p>
          </table:table-cell>
          <table:table-cell table:number-columns-repeated="16373" table:style-name="ce2"/>
        </table:table-row>
        <table:table-row table:style-name="ro3">
          <table:table-cell office:value-type="string" table:style-name="ce16">
            <text:p>中壢</text:p>
          </table:table-cell>
          <table:table-cell office:value-type="string" table:style-name="ce8">
            <text:p>Chungli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table:number-columns-repeated="16373" table:style-name="ce2"/>
        </table:table-row>
        <table:table-row table:style-name="ro3">
          <table:table-cell office:value-type="string" table:style-name="ce16">
            <text:p>新竹</text:p>
          </table:table-cell>
          <table:table-cell office:value-type="string" table:style-name="ce8">
            <text:p>Hsinchu</text:p>
          </table:table-cell>
          <table:table-cell office:value-type="float" office:value="368700" table:style-name="ce11">
            <text:p>368,700<text:s/></text:p>
          </table:table-cell>
          <table:table-cell office:value-type="float" office:value="18466042" table:style-name="ce11">
            <text:p>18,466,042<text:s/>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float" office:value="25689" table:style-name="ce11">
            <text:p>25,689<text:s/></text:p>
          </table:table-cell>
          <table:table-cell table:number-columns-repeated="16373" table:style-name="ce2"/>
        </table:table-row>
        <table:table-row table:number-rows-repeated="2" table:style-name="ro3">
          <table:table-cell office:value-type="string" table:style-name="ce16">
            <text:p><text:s text:c="7"/></text:p>
          </table:table-cell>
          <table:table-cell table:style-name="ce8"/>
          <table:table-cell table:number-columns-repeated="9" table:style-name="ce11"/>
          <table:table-cell table:number-columns-repeated="16373" table:style-name="ce2"/>
        </table:table-row>
        <table:table-row table:style-name="ro3">
          <table:table-cell office:value-type="string" table:style-name="ce16">
            <text:p>苗栗</text:p>
          </table:table-cell>
          <table:table-cell office:value-type="string" table:style-name="ce8">
            <text:p>Miaoli</text:p>
          </table:table-cell>
          <table:table-cell office:value-type="float" office:value="980702" table:style-name="ce11">
            <text:p>980,702<text:s/></text:p>
          </table:table-cell>
          <table:table-cell office:value-type="float" office:value="22675097" table:style-name="ce11">
            <text:p>22,675,097<text:s/></text:p>
          </table:table-cell>
          <table:table-cell office:value-type="float" office:value="3868976" table:style-name="ce11">
            <text:p>3,868,976<text:s/></text:p>
          </table:table-cell>
          <table:table-cell office:value-type="string" table:style-name="ce11">
            <text:p>-</text:p>
          </table:table-cell>
          <table:table-cell office:value-type="float" office:value="4715709" table:style-name="ce11">
            <text:p>4,715,709<text:s/></text:p>
          </table:table-cell>
          <table:table-cell office:value-type="float" office:value="1221431" table:style-name="ce11">
            <text:p>1,221,431<text:s/>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float" office:value="637923" table:style-name="ce11">
            <text:p>637,923<text:s/></text:p>
          </table:table-cell>
          <table:table-cell table:number-columns-repeated="16373" table:style-name="ce2"/>
        </table:table-row>
        <table:table-row table:style-name="ro3">
          <table:table-cell office:value-type="string" table:style-name="ce16">
            <text:p>彰化</text:p>
          </table:table-cell>
          <table:table-cell office:value-type="string" table:style-name="ce8">
            <text:p>Changhwa</text:p>
          </table:table-cell>
          <table:table-cell office:value-type="float" office:value="5113" table:style-name="ce11">
            <text:p>5,113<text:s/></text:p>
          </table:table-cell>
          <table:table-cell office:value-type="float" office:value="56922560" table:style-name="ce11">
            <text:p>56,922,560<text:s/></text:p>
          </table:table-cell>
          <table:table-cell office:value-type="float" office:value="18860870" table:style-name="ce11">
            <text:p>18,860,870<text:s/></text:p>
          </table:table-cell>
          <table:table-cell office:value-type="string" table:style-name="ce11">
            <text:p>-</text:p>
          </table:table-cell>
          <table:table-cell office:value-type="float" office:value="843306" table:style-name="ce11">
            <text:p>843,306<text:s/>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float" office:value="205382" table:style-name="ce11">
            <text:p>205,382<text:s/></text:p>
          </table:table-cell>
          <table:table-cell table:number-columns-repeated="16373" table:style-name="ce2"/>
        </table:table-row>
        <table:table-row table:style-name="ro3">
          <table:table-cell office:value-type="string" table:style-name="ce16">
            <text:p>埔心</text:p>
          </table:table-cell>
          <table:table-cell office:value-type="string" table:style-name="ce8">
            <text:p>Pushin</text:p>
          </table:table-cell>
          <table:table-cell office:value-type="float" office:value="7851006" table:style-name="ce11">
            <text:p>7,851,006<text:s/></text:p>
          </table:table-cell>
          <table:table-cell office:value-type="float" office:value="26224542" table:style-name="ce11">
            <text:p>26,224,542<text:s/>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float" office:value="-2399885" table:style-name="ce11">
            <text:p>-2,399,885<text:s/></text:p>
          </table:table-cell>
          <table:table-cell office:value-type="float" office:value="3748667" table:style-name="ce11">
            <text:p>3,748,667<text:s/>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float" office:value="8877258" table:style-name="ce11">
            <text:p>8,877,258<text:s/></text:p>
          </table:table-cell>
          <table:table-cell table:number-columns-repeated="16373" table:style-name="ce2"/>
        </table:table-row>
        <table:table-row table:style-name="ro3">
          <table:table-cell office:value-type="string" table:style-name="ce16">
            <text:p>南投</text:p>
          </table:table-cell>
          <table:table-cell office:value-type="string" table:style-name="ce8">
            <text:p>Nantou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table:number-columns-repeated="16373" table:style-name="ce2"/>
        </table:table-row>
        <table:table-row table:style-name="ro3">
          <table:table-cell office:value-type="string" table:style-name="ce16">
            <text:p>埔里</text:p>
          </table:table-cell>
          <table:table-cell office:value-type="string" table:style-name="ce8">
            <text:p>Puli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table:number-columns-repeated="16373" table:style-name="ce2"/>
        </table:table-row>
        <table:table-row table:number-rows-repeated="2" table:style-name="ro3">
          <table:table-cell office:value-type="string" table:style-name="ce16">
            <text:p><text:s text:c="7"/></text:p>
          </table:table-cell>
          <table:table-cell table:style-name="ce8"/>
          <table:table-cell table:number-columns-repeated="9" table:style-name="ce11"/>
          <table:table-cell table:number-columns-repeated="16373" table:style-name="ce2"/>
        </table:table-row>
        <table:table-row table:style-name="ro3">
          <table:table-cell office:value-type="string" table:style-name="ce16">
            <text:p>竹山</text:p>
          </table:table-cell>
          <table:table-cell office:value-type="string" table:style-name="ce8">
            <text:p>Chushan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table:number-columns-repeated="16373" table:style-name="ce2"/>
        </table:table-row>
        <table:table-row table:style-name="ro3">
          <table:table-cell office:value-type="string" table:style-name="ce16">
            <text:p>斗南</text:p>
          </table:table-cell>
          <table:table-cell office:value-type="string" table:style-name="ce8">
            <text:p>Dounan</text:p>
          </table:table-cell>
          <table:table-cell office:value-type="float" office:value="2668269" table:style-name="ce11">
            <text:p>2,668,269<text:s/></text:p>
          </table:table-cell>
          <table:table-cell office:value-type="float" office:value="86278" table:style-name="ce11">
            <text:p>86,278<text:s/></text:p>
          </table:table-cell>
          <table:table-cell office:value-type="float" office:value="8748009" table:style-name="ce11">
            <text:p>8,748,009<text:s/></text:p>
          </table:table-cell>
          <table:table-cell office:value-type="float" office:value="180000" table:style-name="ce11">
            <text:p>180,000<text:s/></text:p>
          </table:table-cell>
          <table:table-cell office:value-type="float" office:value="6281668" table:style-name="ce11">
            <text:p>6,281,668<text:s/></text:p>
          </table:table-cell>
          <table:table-cell office:value-type="float" office:value="1431610" table:style-name="ce11">
            <text:p>1,431,610<text:s/>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float" office:value="52150" table:style-name="ce11">
            <text:p>52,150<text:s/></text:p>
          </table:table-cell>
          <table:table-cell table:number-columns-repeated="16373" table:style-name="ce2"/>
        </table:table-row>
        <table:table-row table:style-name="ro3">
          <table:table-cell office:value-type="string" table:style-name="ce16">
            <text:p>嘉義</text:p>
          </table:table-cell>
          <table:table-cell office:value-type="string" table:style-name="ce8">
            <text:p>Chiayi</text:p>
          </table:table-cell>
          <table:table-cell office:value-type="float" office:value="800000" table:style-name="ce11">
            <text:p>800,000<text:s/></text:p>
          </table:table-cell>
          <table:table-cell office:value-type="float" office:value="43671654" table:style-name="ce11">
            <text:p>43,671,654<text:s/></text:p>
          </table:table-cell>
          <table:table-cell office:value-type="float" office:value="38778879" table:style-name="ce11">
            <text:p>38,778,879<text:s/></text:p>
          </table:table-cell>
          <table:table-cell office:value-type="string" table:style-name="ce11">
            <text:p>-</text:p>
          </table:table-cell>
          <table:table-cell office:value-type="float" office:value="9568233" table:style-name="ce11">
            <text:p>9,568,233<text:s/></text:p>
          </table:table-cell>
          <table:table-cell office:value-type="float" office:value="9064053" table:style-name="ce11">
            <text:p>9,064,053<text:s/>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float" office:value="-17404933" table:style-name="ce11">
            <text:p>-17,404,933<text:s/></text:p>
          </table:table-cell>
          <table:table-cell table:number-columns-repeated="16373" table:style-name="ce2"/>
        </table:table-row>
        <table:table-row table:style-name="ro3">
          <table:table-cell office:value-type="string" table:style-name="ce16">
            <text:p>新營</text:p>
          </table:table-cell>
          <table:table-cell office:value-type="string" table:style-name="ce8">
            <text:p>Hsinying</text:p>
          </table:table-cell>
          <table:table-cell office:value-type="float" office:value="629319" table:style-name="ce11">
            <text:p>629,319<text:s/></text:p>
          </table:table-cell>
          <table:table-cell office:value-type="float" office:value="197996" table:style-name="ce11">
            <text:p>197,996<text:s/></text:p>
          </table:table-cell>
          <table:table-cell office:value-type="float" office:value="15381885" table:style-name="ce11">
            <text:p>15,381,885<text:s/></text:p>
          </table:table-cell>
          <table:table-cell office:value-type="string" table:style-name="ce11">
            <text:p>-</text:p>
          </table:table-cell>
          <table:table-cell office:value-type="float" office:value="869942" table:style-name="ce11">
            <text:p>869,942<text:s/></text:p>
          </table:table-cell>
          <table:table-cell office:value-type="float" office:value="1154355" table:style-name="ce11">
            <text:p>1,154,355<text:s/>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float" office:value="8420" table:style-name="ce11">
            <text:p>8,420<text:s/></text:p>
          </table:table-cell>
          <table:table-cell table:number-columns-repeated="16373" table:style-name="ce2"/>
        </table:table-row>
        <table:table-row table:style-name="ro3">
          <table:table-cell office:value-type="string" table:style-name="ce16">
            <text:p>佳里</text:p>
          </table:table-cell>
          <table:table-cell office:value-type="string" table:style-name="ce8">
            <text:p>Chiali</text:p>
          </table:table-cell>
          <table:table-cell office:value-type="float" office:value="1215353" table:style-name="ce11">
            <text:p>1,215,353<text:s/></text:p>
          </table:table-cell>
          <table:table-cell office:value-type="float" office:value="285947" table:style-name="ce11">
            <text:p>285,947<text:s/></text:p>
          </table:table-cell>
          <table:table-cell office:value-type="float" office:value="248550" table:style-name="ce11">
            <text:p>248,550<text:s/></text:p>
          </table:table-cell>
          <table:table-cell office:value-type="string" table:style-name="ce11">
            <text:p>-</text:p>
          </table:table-cell>
          <table:table-cell office:value-type="float" office:value="439316" table:style-name="ce11">
            <text:p>439,316<text:s/></text:p>
          </table:table-cell>
          <table:table-cell office:value-type="float" office:value="518943" table:style-name="ce11">
            <text:p>518,943<text:s/>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float" office:value="4566" table:style-name="ce11">
            <text:p>4,566<text:s/></text:p>
          </table:table-cell>
          <table:table-cell table:number-columns-repeated="16373" table:style-name="ce2"/>
        </table:table-row>
        <table:table-row table:number-rows-repeated="2" table:style-name="ro3">
          <table:table-cell office:value-type="string" table:style-name="ce16">
            <text:p><text:s text:c="7"/></text:p>
          </table:table-cell>
          <table:table-cell table:style-name="ce8"/>
          <table:table-cell table:number-columns-repeated="9" table:style-name="ce11"/>
          <table:table-cell table:number-columns-repeated="16373" table:style-name="ce2"/>
        </table:table-row>
        <table:table-row table:style-name="ro3">
          <table:table-cell office:value-type="string" table:style-name="ce16">
            <text:p>岡山</text:p>
          </table:table-cell>
          <table:table-cell office:value-type="string" table:style-name="ce8">
            <text:p>Kangshan</text:p>
          </table:table-cell>
          <table:table-cell office:value-type="float" office:value="185872" table:style-name="ce11">
            <text:p>185,872<text:s/></text:p>
          </table:table-cell>
          <table:table-cell office:value-type="float" office:value="5038079" table:style-name="ce11">
            <text:p>5,038,079<text:s/></text:p>
          </table:table-cell>
          <table:table-cell office:value-type="float" office:value="683055" table:style-name="ce11">
            <text:p>683,055<text:s/></text:p>
          </table:table-cell>
          <table:table-cell office:value-type="string" table:style-name="ce11">
            <text:p>-</text:p>
          </table:table-cell>
          <table:table-cell office:value-type="float" office:value="823168" table:style-name="ce11">
            <text:p>823,168<text:s/>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float" office:value="40208" table:style-name="ce11">
            <text:p>40,208<text:s/></text:p>
          </table:table-cell>
          <table:table-cell table:number-columns-repeated="16373" table:style-name="ce2"/>
        </table:table-row>
        <table:table-row table:style-name="ro3">
          <table:table-cell office:value-type="string" table:style-name="ce16">
            <text:p>台中</text:p>
          </table:table-cell>
          <table:table-cell office:value-type="string" table:style-name="ce8">
            <text:p>Taichung</text:p>
          </table:table-cell>
          <table:table-cell office:value-type="float" office:value="171" table:style-name="ce11">
            <text:p>171<text:s/></text:p>
          </table:table-cell>
          <table:table-cell office:value-type="float" office:value="66487167" table:style-name="ce11">
            <text:p>66,487,167<text:s/></text:p>
          </table:table-cell>
          <table:table-cell office:value-type="float" office:value="1373087228" table:style-name="ce11">
            <text:p>1,373,087,228<text:s/></text:p>
          </table:table-cell>
          <table:table-cell office:value-type="string" table:style-name="ce11">
            <text:p>-</text:p>
          </table:table-cell>
          <table:table-cell office:value-type="float" office:value="16189742" table:style-name="ce11">
            <text:p>16,189,742<text:s/></text:p>
          </table:table-cell>
          <table:table-cell office:value-type="float" office:value="5885180" table:style-name="ce11">
            <text:p>5,885,180<text:s/>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float" office:value="-9875712" table:style-name="ce11">
            <text:p>-9,875,712<text:s/></text:p>
          </table:table-cell>
          <table:table-cell table:number-columns-repeated="16373" table:style-name="ce2"/>
        </table:table-row>
        <table:table-row table:style-name="ro3">
          <table:table-cell office:value-type="string" table:style-name="ce16">
            <text:p>消費地小計</text:p>
          </table:table-cell>
          <table:table-cell office:value-type="string" table:style-name="ce8">
            <text:p>Total</text:p>
          </table:table-cell>
          <table:table-cell office:value-type="float" office:value="41316591" table:formula="msoxl:=IF(SUM(C8:C32)=0,&quot;-&quot;,SUM(C8:C32))" table:style-name="ce13">
            <text:p>41,316,591<text:s/></text:p>
          </table:table-cell>
          <table:table-cell office:value-type="float" office:value="383025385.59000003" table:formula="msoxl:=IF(SUM(D8:D32)=0,&quot;-&quot;,SUM(D8:D32))" table:style-name="ce13">
            <text:p>383,025,386<text:s/></text:p>
          </table:table-cell>
          <table:table-cell office:value-type="float" office:value="1527987913" table:formula="msoxl:=IF(SUM(E8:E32)=0,&quot;-&quot;,SUM(E8:E32))" table:style-name="ce13">
            <text:p>1,527,987,913<text:s/></text:p>
          </table:table-cell>
          <table:table-cell office:value-type="float" office:value="180000" table:formula="msoxl:=IF(SUM(F8:F32)=0,&quot;-&quot;,SUM(F8:F32))" table:style-name="ce13">
            <text:p>180,000<text:s/></text:p>
          </table:table-cell>
          <table:table-cell office:value-type="float" office:value="66842214.890000001" table:formula="msoxl:=IF(SUM(G8:G32)=0,&quot;-&quot;,SUM(G8:G32))" table:style-name="ce13">
            <text:p>66,842,215<text:s/></text:p>
          </table:table-cell>
          <table:table-cell office:value-type="float" office:value="70807594.289999992" table:formula="msoxl:=IF(SUM(H8:H32)=0,&quot;-&quot;,SUM(H8:H32))" table:style-name="ce13">
            <text:p>70,807,594<text:s/></text:p>
          </table:table-cell>
          <table:table-cell office:value-type="string" office:string-value="-" table:formula="msoxl:=IF(SUM(I8:I32)=0,&quot;-&quot;,SUM(I8:I32))" table:style-name="ce13">
            <text:p>-</text:p>
          </table:table-cell>
          <table:table-cell office:value-type="float" office:value="113845751.79000001" table:formula="msoxl:=IF(SUM(J8:J32)=0,&quot;-&quot;,SUM(J8:J32))" table:style-name="ce13">
            <text:p>113,845,752<text:s/></text:p>
          </table:table-cell>
          <table:table-cell office:value-type="float" office:value="-3650454.6000000015" table:formula="msoxl:=IF(SUM(K8:K32)=0,&quot;-&quot;,SUM(K8:K32))" table:style-name="ce13">
            <text:p>-3,650,455<text:s/></text:p>
          </table:table-cell>
          <table:table-cell table:number-columns-repeated="16373" table:style-name="ce2"/>
        </table:table-row>
        <table:table-row table:number-rows-repeated="2" table:style-name="ro3">
          <table:table-cell office:value-type="string" table:style-name="ce16">
            <text:p><text:s text:c="7"/></text:p>
          </table:table-cell>
          <table:table-cell office:value-type="string" table:style-name="ce8">
            <text:p><text:s text:c="7"/></text:p>
          </table:table-cell>
          <table:table-cell table:number-columns-repeated="9" table:style-name="ce11"/>
          <table:table-cell table:number-columns-repeated="16373" table:style-name="ce2"/>
        </table:table-row>
        <table:table-row table:style-name="ro3">
          <table:table-cell office:value-type="string" table:style-name="ce16">
            <text:p>蘇澳</text:p>
          </table:table-cell>
          <table:table-cell office:value-type="string" table:style-name="ce8">
            <text:p>Suao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float" office:value="14365152" table:style-name="ce11">
            <text:p>14,365,152<text:s/></text:p>
          </table:table-cell>
          <table:table-cell table:number-columns-repeated="16373" table:style-name="ce2"/>
        </table:table-row>
        <table:table-row table:style-name="ro3">
          <table:table-cell office:value-type="string" table:style-name="ce16">
            <text:p>頭城</text:p>
          </table:table-cell>
          <table:table-cell office:value-type="string" table:style-name="ce8">
            <text:p>Touchen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float" office:value="2190217" table:style-name="ce11">
            <text:p>2,190,217<text:s/></text:p>
          </table:table-cell>
          <table:table-cell office:value-type="float" office:value="5109703" table:style-name="ce11">
            <text:p>5,109,703<text:s/></text:p>
          </table:table-cell>
          <table:table-cell office:value-type="string" table:style-name="ce11">
            <text:p>-</text:p>
          </table:table-cell>
          <table:table-cell office:value-type="float" office:value="1960098" table:style-name="ce11">
            <text:p>1,960,098<text:s/></text:p>
          </table:table-cell>
          <table:table-cell table:number-columns-repeated="16373" table:style-name="ce2"/>
        </table:table-row>
        <table:table-row table:style-name="ro3">
          <table:table-cell office:value-type="string" table:style-name="ce16">
            <text:p>淡水</text:p>
          </table:table-cell>
          <table:table-cell office:value-type="string" table:style-name="ce8">
            <text:p>Tanshui</text:p>
          </table:table-cell>
          <table:table-cell office:value-type="float" office:value="1832298" table:style-name="ce11">
            <text:p>1,832,298<text:s/></text:p>
          </table:table-cell>
          <table:table-cell office:value-type="float" office:value="160940653.31" table:style-name="ce11">
            <text:p>160,940,653<text:s/></text:p>
          </table:table-cell>
          <table:table-cell office:value-type="float" office:value="35792391.600000001" table:style-name="ce11">
            <text:p>35,792,392<text:s/></text:p>
          </table:table-cell>
          <table:table-cell office:value-type="string" table:style-name="ce11">
            <text:p>-</text:p>
          </table:table-cell>
          <table:table-cell office:value-type="float" office:value="1391619" table:style-name="ce11">
            <text:p>1,391,619<text:s/></text:p>
          </table:table-cell>
          <table:table-cell office:value-type="float" office:value="6745879" table:style-name="ce11">
            <text:p>6,745,879<text:s/>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float" office:value="756503" table:style-name="ce11">
            <text:p>756,503<text:s/></text:p>
          </table:table-cell>
          <table:table-cell table:number-columns-repeated="16373" table:style-name="ce2"/>
        </table:table-row>
        <table:table-row table:style-name="ro3">
          <table:table-cell office:value-type="string" table:style-name="ce17">
            <text:p>貢寮(澳底)</text:p>
          </table:table-cell>
          <table:table-cell office:value-type="string" table:style-name="ce9">
            <text:p>Kungliao(Wotin)</text:p>
          </table:table-cell>
          <table:table-cell office:value-type="float" office:value="20876" table:style-name="ce12">
            <text:p>20,876<text:s/></text:p>
          </table:table-cell>
          <table:table-cell office:value-type="float" office:value="61357811" table:style-name="ce12">
            <text:p>61,357,811<text:s/></text:p>
          </table:table-cell>
          <table:table-cell office:value-type="float" office:value="11115429" table:style-name="ce12">
            <text:p>11,115,429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14958" table:style-name="ce12">
            <text:p>314,958<text:s/></text:p>
          </table:table-cell>
          <table:table-cell table:number-columns-repeated="16373" table:style-name="ce2"/>
        </table:table-row>
        <table:table-row table:number-rows-repeated="1048537" table:style-name="ro2">
          <table:table-cell table:number-columns-repeated="16384"/>
        </table:table-row>
      </table:table>
      <table:table table:name="魚市場財務概況1(續)" table:style-name="ta1">
        <table:table-column table:style-name="co1" table:default-cell-style-name="ce18"/>
        <table:table-column table:style-name="co2" table:default-cell-style-name="ce1"/>
        <table:table-column table:style-name="co3" table:number-columns-repeated="20" table:default-cell-style-name="ce1"/>
        <table:table-column table:style-name="co4" table:number-columns-repeated="16362" table:default-cell-style-name="ce1"/>
        <table:table-row table:style-name="ro1">
          <table:table-cell office:value-type="string" table:style-name="ce19">
            <text:p><text:s text:c="3"/>22‧魚市場財務概況(續)<text:s text:c="21"/></text:p>
          </table:table-cell>
          <table:table-cell table:number-columns-repeated="4" table:style-name="ce20"/>
          <table:table-cell office:value-type="string" table:style-name="ce19">
            <text:p>22‧Financial Conditions of Fish Market(Continued)</text:p>
          </table:table-cell>
          <table:table-cell table:number-columns-repeated="5" table:style-name="ce20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3">
          <table:table-cell table:style-name="ce14"/>
          <table:table-cell table:number-columns-repeated="5" table:style-name="ce2"/>
          <table:table-cell office:value-type="string" table:style-name="ce3">
            <text:p>單位：新臺幣元</text:p>
          </table:table-cell>
          <table:table-cell table:number-columns-repeated="3" table:style-name="ce2"/>
          <table:table-cell office:value-type="string" table:style-name="ce3">
            <text:p>Unit：N.T.$</text:p>
          </table:table-cell>
          <table:table-cell table:number-columns-repeated="16373" table:style-name="ce2"/>
        </table:table-row>
        <table:table-row table:style-name="ro3">
          <table:table-cell table:style-name="ce15"/>
          <table:table-cell office:value-type="string" table:style-name="ce4">
            <text:p>項目</text:p>
          </table:table-cell>
          <table:table-cell office:value-type="string" table:style-name="ce4">
            <text:p>現金</text:p>
          </table:table-cell>
          <table:table-cell office:value-type="string" table:style-name="ce4">
            <text:p>銀行存款</text:p>
          </table:table-cell>
          <table:table-cell office:value-type="string" table:style-name="ce4">
            <text:p>產業設備</text:p>
          </table:table-cell>
          <table:table-cell office:value-type="string" table:style-name="ce4">
            <text:p>調節資金</text:p>
          </table:table-cell>
          <table:table-cell office:value-type="string" table:style-name="ce4">
            <text:p>應收貨款</text:p>
          </table:table-cell>
          <table:table-cell office:value-type="string" table:style-name="ce4">
            <text:p>應付貨款</text:p>
          </table:table-cell>
          <table:table-cell office:value-type="string" table:style-name="ce4">
            <text:p>增產事業</text:p>
          </table:table-cell>
          <table:table-cell office:value-type="string" table:style-name="ce4">
            <text:p>其他</text:p>
          </table:table-cell>
          <table:table-cell office:value-type="string" table:style-name="ce4">
            <text:p>本期餘絀</text:p>
          </table:table-cell>
          <table:table-cell table:number-columns-repeated="16373" table:style-name="ce2"/>
        </table:table-row>
        <table:table-row table:style-name="ro3">
          <table:table-cell office:value-type="string" table:style-name="ce16">
            <text:p>市場別</text:p>
          </table:table-cell>
          <table:table-cell office:value-type="string" table:style-name="ce5">
            <text:p>Item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office:value-type="string" table:style-name="ce5">
            <text:p>Revolving</text:p>
          </table:table-cell>
          <table:table-cell office:value-type="string" table:style-name="ce5">
            <text:p>Account</text:p>
          </table:table-cell>
          <table:table-cell office:value-type="string" table:style-name="ce5">
            <text:p>Account</text:p>
          </table:table-cell>
          <table:table-cell office:value-type="string" table:style-name="ce5">
            <text:p>Extension</text:p>
          </table:table-cell>
          <table:table-cell office:value-type="string" table:style-name="ce5">
            <text:p/>
          </table:table-cell>
          <table:table-cell office:value-type="string" table:style-name="ce5">
            <text:p>Surplus</text:p>
          </table:table-cell>
          <table:table-cell table:number-columns-repeated="16373" table:style-name="ce2"/>
        </table:table-row>
        <table:table-row table:style-name="ro3">
          <table:table-cell office:value-type="string" table:style-name="ce17">
            <text:p>Market</text:p>
          </table:table-cell>
          <table:table-cell table:style-name="ce6"/>
          <table:table-cell office:value-type="string" table:style-name="ce7">
            <text:p>Cash</text:p>
          </table:table-cell>
          <table:table-cell office:value-type="string" table:style-name="ce7">
            <text:p>Bank Deposits</text:p>
          </table:table-cell>
          <table:table-cell office:value-type="string" table:style-name="ce7">
            <text:p>Facilities</text:p>
          </table:table-cell>
          <table:table-cell office:value-type="string" table:style-name="ce7">
            <text:p>Capital</text:p>
          </table:table-cell>
          <table:table-cell office:value-type="string" table:style-name="ce7">
            <text:p>Receivable</text:p>
          </table:table-cell>
          <table:table-cell office:value-type="string" table:style-name="ce7">
            <text:p>Payable</text:p>
          </table:table-cell>
          <table:table-cell office:value-type="string" table:style-name="ce7">
            <text:p>Expense</text:p>
          </table:table-cell>
          <table:table-cell office:value-type="string" table:style-name="ce7">
            <text:p>Others</text:p>
          </table:table-cell>
          <table:table-cell office:value-type="string" table:style-name="ce7">
            <text:p>This Year</text:p>
          </table:table-cell>
          <table:table-cell table:number-columns-repeated="16373" table:style-name="ce2"/>
        </table:table-row>
        <table:table-row table:style-name="ro3">
          <table:table-cell office:value-type="string" table:style-name="ce16">
            <text:p>金山</text:p>
          </table:table-cell>
          <table:table-cell office:value-type="string" table:style-name="ce8">
            <text:p>Chinshan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float" office:value="14156803" table:style-name="ce11">
            <text:p>14,156,803<text:s/></text:p>
          </table:table-cell>
          <table:table-cell table:number-columns-repeated="16373" table:style-name="ce2"/>
        </table:table-row>
        <table:table-row table:number-rows-repeated="2" table:style-name="ro3">
          <table:table-cell office:value-type="string" table:style-name="ce16">
            <text:p><text:s text:c="7"/></text:p>
          </table:table-cell>
          <table:table-cell table:style-name="ce8"/>
          <table:table-cell table:number-columns-repeated="9" table:style-name="ce11"/>
          <table:table-cell table:number-columns-repeated="16373" table:style-name="ce2"/>
        </table:table-row>
        <table:table-row table:style-name="ro3">
          <table:table-cell office:value-type="string" table:style-name="ce16">
            <text:p>萬里</text:p>
          </table:table-cell>
          <table:table-cell office:value-type="string" table:style-name="ce8">
            <text:p>Wanli</text:p>
          </table:table-cell>
          <table:table-cell office:value-type="float" office:value="851239" table:style-name="ce11">
            <text:p>851,239<text:s/></text:p>
          </table:table-cell>
          <table:table-cell office:value-type="float" office:value="3381081" table:style-name="ce11">
            <text:p>3,381,081<text:s/></text:p>
          </table:table-cell>
          <table:table-cell office:value-type="float" office:value="64367341" table:style-name="ce11">
            <text:p>64,367,341<text:s/></text:p>
          </table:table-cell>
          <table:table-cell office:value-type="float" office:value="1500000" table:style-name="ce11">
            <text:p>1,500,000<text:s/></text:p>
          </table:table-cell>
          <table:table-cell office:value-type="string" table:style-name="ce11">
            <text:p>-</text:p>
          </table:table-cell>
          <table:table-cell office:value-type="float" office:value="2668448" table:style-name="ce11">
            <text:p>2,668,448<text:s/>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float" office:value="5644522" table:style-name="ce11">
            <text:p>5,644,522<text:s/></text:p>
          </table:table-cell>
          <table:table-cell table:number-columns-repeated="16373" table:style-name="ce2"/>
        </table:table-row>
        <table:table-row table:style-name="ro3">
          <table:table-cell office:value-type="string" table:style-name="ce16">
            <text:p>桃園(竹圍)</text:p>
          </table:table-cell>
          <table:table-cell office:value-type="string" table:style-name="ce8">
            <text:p>Taoyuan(chuwei)</text:p>
          </table:table-cell>
          <table:table-cell office:value-type="float" office:value="1136906" table:style-name="ce11">
            <text:p>1,136,906<text:s/></text:p>
          </table:table-cell>
          <table:table-cell office:value-type="float" office:value="162272098" table:style-name="ce11">
            <text:p>162,272,098<text:s/></text:p>
          </table:table-cell>
          <table:table-cell office:value-type="float" office:value="318973531" table:style-name="ce11">
            <text:p>318,973,531<text:s/></text:p>
          </table:table-cell>
          <table:table-cell office:value-type="string" table:style-name="ce11">
            <text:p>-</text:p>
          </table:table-cell>
          <table:table-cell office:value-type="float" office:value="440325" table:style-name="ce11">
            <text:p>440,325<text:s/></text:p>
          </table:table-cell>
          <table:table-cell office:value-type="float" office:value="198278" table:style-name="ce11">
            <text:p>198,278<text:s/></text:p>
          </table:table-cell>
          <table:table-cell office:value-type="string" table:style-name="ce11">
            <text:p>-</text:p>
          </table:table-cell>
          <table:table-cell office:value-type="float" office:value="2031000" table:style-name="ce11">
            <text:p>2,031,000<text:s/></text:p>
          </table:table-cell>
          <table:table-cell office:value-type="float" office:value="637245" table:style-name="ce11">
            <text:p>637,245<text:s/></text:p>
          </table:table-cell>
          <table:table-cell table:number-columns-repeated="16373" table:style-name="ce2"/>
        </table:table-row>
        <table:table-row table:style-name="ro3">
          <table:table-cell office:value-type="string" table:style-name="ce16">
            <text:p>中壢(永安港)</text:p>
          </table:table-cell>
          <table:table-cell office:value-type="string" table:style-name="ce8">
            <text:p>Chungli</text:p>
          </table:table-cell>
          <table:table-cell office:value-type="float" office:value="97262.5" table:style-name="ce11">
            <text:p>97,263<text:s/></text:p>
          </table:table-cell>
          <table:table-cell office:value-type="float" office:value="367359381" table:style-name="ce11">
            <text:p>367,359,381<text:s/></text:p>
          </table:table-cell>
          <table:table-cell office:value-type="float" office:value="197577948" table:style-name="ce11">
            <text:p>197,577,948<text:s/>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float" office:value="4611189" table:style-name="ce11">
            <text:p>4,611,189<text:s/></text:p>
          </table:table-cell>
          <table:table-cell table:number-columns-repeated="16373" table:style-name="ce2"/>
        </table:table-row>
        <table:table-row table:style-name="ro3">
          <table:table-cell office:value-type="string" table:style-name="ce16">
            <text:p>南龍</text:p>
          </table:table-cell>
          <table:table-cell office:value-type="string" table:style-name="ce8">
            <text:p>Nanlung</text:p>
          </table:table-cell>
          <table:table-cell office:value-type="float" office:value="24041" table:style-name="ce11">
            <text:p>24,041<text:s/></text:p>
          </table:table-cell>
          <table:table-cell office:value-type="float" office:value="8335852" table:style-name="ce11">
            <text:p>8,335,852<text:s/></text:p>
          </table:table-cell>
          <table:table-cell office:value-type="float" office:value="5365540" table:style-name="ce11">
            <text:p>5,365,540<text:s/></text:p>
          </table:table-cell>
          <table:table-cell office:value-type="string" table:style-name="ce11">
            <text:p>-</text:p>
          </table:table-cell>
          <table:table-cell office:value-type="float" office:value="133766" table:style-name="ce11">
            <text:p>133,766<text:s/></text:p>
          </table:table-cell>
          <table:table-cell office:value-type="float" office:value="531877" table:style-name="ce11">
            <text:p>531,877<text:s/>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float" office:value="942557" table:style-name="ce11">
            <text:p>942,557<text:s/></text:p>
          </table:table-cell>
          <table:table-cell table:number-columns-repeated="16373" table:style-name="ce2"/>
        </table:table-row>
        <table:table-row table:style-name="ro3">
          <table:table-cell office:value-type="string" table:style-name="ce16">
            <text:p>通苑</text:p>
          </table:table-cell>
          <table:table-cell office:value-type="string" table:style-name="ce8">
            <text:p>Tungwan</text:p>
          </table:table-cell>
          <table:table-cell office:value-type="float" office:value="55150" table:style-name="ce11">
            <text:p>55,150<text:s/></text:p>
          </table:table-cell>
          <table:table-cell office:value-type="float" office:value="27758108" table:style-name="ce11">
            <text:p>27,758,108<text:s/>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float" office:value="3382154" table:style-name="ce11">
            <text:p>3,382,154<text:s/></text:p>
          </table:table-cell>
          <table:table-cell table:number-columns-repeated="16373" table:style-name="ce2"/>
        </table:table-row>
        <table:table-row table:number-rows-repeated="2" table:style-name="ro3">
          <table:table-cell office:value-type="string" table:style-name="ce16">
            <text:p><text:s text:c="7"/></text:p>
          </table:table-cell>
          <table:table-cell table:style-name="ce8"/>
          <table:table-cell table:number-columns-repeated="9" table:style-name="ce11"/>
          <table:table-cell table:number-columns-repeated="16373" table:style-name="ce2"/>
        </table:table-row>
        <table:table-row table:style-name="ro3">
          <table:table-cell office:value-type="string" table:style-name="ce16">
            <text:p>台中港</text:p>
          </table:table-cell>
          <table:table-cell office:value-type="string" table:style-name="ce8">
            <text:p>Taichungkang</text:p>
          </table:table-cell>
          <table:table-cell office:value-type="float" office:value="291383" table:style-name="ce11">
            <text:p>291,383<text:s/></text:p>
          </table:table-cell>
          <table:table-cell office:value-type="float" office:value="17260234" table:style-name="ce11">
            <text:p>17,260,234<text:s/></text:p>
          </table:table-cell>
          <table:table-cell office:value-type="float" office:value="299310985" table:style-name="ce11">
            <text:p>299,310,985<text:s/></text:p>
          </table:table-cell>
          <table:table-cell office:value-type="string" table:style-name="ce11">
            <text:p>-</text:p>
          </table:table-cell>
          <table:table-cell office:value-type="float" office:value="27253086" table:style-name="ce11">
            <text:p>27,253,086<text:s/></text:p>
          </table:table-cell>
          <table:table-cell office:value-type="float" office:value="41927156" table:style-name="ce11">
            <text:p>41,927,156<text:s/></text:p>
          </table:table-cell>
          <table:table-cell office:value-type="string" table:style-name="ce11">
            <text:p>-</text:p>
          </table:table-cell>
          <table:table-cell office:value-type="float" office:value="39771916" table:style-name="ce11">
            <text:p>39,771,916<text:s/></text:p>
          </table:table-cell>
          <table:table-cell office:value-type="float" office:value="154014" table:style-name="ce11">
            <text:p>154,014<text:s/></text:p>
          </table:table-cell>
          <table:table-cell table:number-columns-repeated="16373" table:style-name="ce2"/>
        </table:table-row>
        <table:table-row table:style-name="ro3">
          <table:table-cell office:value-type="string" table:style-name="ce16">
            <text:p>王功等七分場</text:p>
          </table:table-cell>
          <table:table-cell office:value-type="string" table:style-name="ce8">
            <text:p>Wangkong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table:number-columns-repeated="16373" table:style-name="ce2"/>
        </table:table-row>
        <table:table-row table:style-name="ro3">
          <table:table-cell office:value-type="string" table:style-name="ce16">
            <text:p>雲林(四湖)</text:p>
          </table:table-cell>
          <table:table-cell office:value-type="string" table:style-name="ce8">
            <text:p>Yunlin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float" office:value="97499" table:style-name="ce11">
            <text:p>97,499<text:s/>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float" office:value="386587" table:style-name="ce11">
            <text:p>386,587<text:s/></text:p>
          </table:table-cell>
          <table:table-cell office:value-type="float" office:value="-289088" table:style-name="ce11">
            <text:p>-289,088<text:s/></text:p>
          </table:table-cell>
          <table:table-cell table:number-columns-repeated="16373" table:style-name="ce2"/>
        </table:table-row>
        <table:table-row table:style-name="ro3">
          <table:table-cell office:value-type="string" table:style-name="ce16">
            <text:p>東石</text:p>
          </table:table-cell>
          <table:table-cell office:value-type="string" table:style-name="ce8">
            <text:p>Tunghih</text:p>
          </table:table-cell>
          <table:table-cell office:value-type="string" table:style-name="ce11">
            <text:p>-</text:p>
          </table:table-cell>
          <table:table-cell office:value-type="float" office:value="7455793" table:style-name="ce11">
            <text:p>7,455,793<text:s/>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float" office:value="100000" table:style-name="ce11">
            <text:p>100,000<text:s/></text:p>
          </table:table-cell>
          <table:table-cell office:value-type="float" office:value="137771" table:style-name="ce11">
            <text:p>137,771<text:s/>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float" office:value="-2177117" table:style-name="ce11">
            <text:p>-2,177,117<text:s/></text:p>
          </table:table-cell>
          <table:table-cell table:number-columns-repeated="16373" table:style-name="ce2"/>
        </table:table-row>
        <table:table-row table:style-name="ro3">
          <table:table-cell office:value-type="string" table:style-name="ce16">
            <text:p>布袋</text:p>
          </table:table-cell>
          <table:table-cell office:value-type="string" table:style-name="ce8">
            <text:p>Budai</text:p>
          </table:table-cell>
          <table:table-cell office:value-type="string" table:style-name="ce11">
            <text:p>-</text:p>
          </table:table-cell>
          <table:table-cell office:value-type="float" office:value="2053614" table:style-name="ce11">
            <text:p>2,053,614<text:s/>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float" office:value="1403358" table:style-name="ce11">
            <text:p>1,403,358<text:s/>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float" office:value="-5485936" table:style-name="ce11">
            <text:p>-5,485,936<text:s/></text:p>
          </table:table-cell>
          <table:table-cell office:value-type="float" office:value="-2028964" table:style-name="ce11">
            <text:p>-2,028,964<text:s/></text:p>
          </table:table-cell>
          <table:table-cell table:number-columns-repeated="16373" table:style-name="ce2"/>
        </table:table-row>
        <table:table-row table:number-rows-repeated="2" table:style-name="ro3">
          <table:table-cell office:value-type="string" table:style-name="ce16">
            <text:p><text:s text:c="7"/></text:p>
          </table:table-cell>
          <table:table-cell table:style-name="ce8"/>
          <table:table-cell table:number-columns-repeated="9" table:style-name="ce11"/>
          <table:table-cell table:number-columns-repeated="16373" table:style-name="ce2"/>
        </table:table-row>
        <table:table-row table:style-name="ro3">
          <table:table-cell office:value-type="string" table:style-name="ce16">
            <text:p>北門</text:p>
          </table:table-cell>
          <table:table-cell office:value-type="string" table:style-name="ce8">
            <text:p>Peimen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table:number-columns-repeated="16373" table:style-name="ce2"/>
        </table:table-row>
        <table:table-row table:style-name="ro3">
          <table:table-cell office:value-type="string" table:style-name="ce16">
            <text:p>青山港</text:p>
          </table:table-cell>
          <table:table-cell office:value-type="string" table:style-name="ce8">
            <text:p>Chinshankang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float" office:value="536009" table:style-name="ce11">
            <text:p>536,009<text:s/></text:p>
          </table:table-cell>
          <table:table-cell office:value-type="float" office:value="709403" table:style-name="ce11">
            <text:p>709,403<text:s/></text:p>
          </table:table-cell>
          <table:table-cell office:value-type="string" table:style-name="ce11">
            <text:p>-</text:p>
          </table:table-cell>
          <table:table-cell office:value-type="float" office:value="1464987" table:style-name="ce11">
            <text:p>1,464,987<text:s/></text:p>
          </table:table-cell>
          <table:table-cell office:value-type="float" office:value="1291593" table:style-name="ce11">
            <text:p>1,291,593<text:s/></text:p>
          </table:table-cell>
          <table:table-cell table:number-columns-repeated="16373" table:style-name="ce2"/>
        </table:table-row>
        <table:table-row table:style-name="ro3">
          <table:table-cell office:value-type="string" table:style-name="ce16">
            <text:p>將軍港</text:p>
          </table:table-cell>
          <table:table-cell office:value-type="string" table:style-name="ce8">
            <text:p>Chiangchuingkang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float" office:value="101781" table:style-name="ce11">
            <text:p>101,781<text:s/></text:p>
          </table:table-cell>
          <table:table-cell office:value-type="float" office:value="388420" table:style-name="ce11">
            <text:p>388,420<text:s/></text:p>
          </table:table-cell>
          <table:table-cell office:value-type="string" table:style-name="ce11">
            <text:p>-</text:p>
          </table:table-cell>
          <table:table-cell office:value-type="float" office:value="1823656" table:style-name="ce11">
            <text:p>1,823,656<text:s/></text:p>
          </table:table-cell>
          <table:table-cell office:value-type="float" office:value="1537017" table:style-name="ce11">
            <text:p>1,537,017<text:s/></text:p>
          </table:table-cell>
          <table:table-cell table:number-columns-repeated="16373" table:style-name="ce2"/>
        </table:table-row>
        <table:table-row table:style-name="ro3">
          <table:table-cell office:value-type="string" table:style-name="ce16">
            <text:p>七股</text:p>
          </table:table-cell>
          <table:table-cell office:value-type="string" table:style-name="ce8">
            <text:p>Chinku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float" office:value="77526" table:style-name="ce11">
            <text:p>77,526<text:s/></text:p>
          </table:table-cell>
          <table:table-cell office:value-type="float" office:value="206398" table:style-name="ce11">
            <text:p>206,398<text:s/></text:p>
          </table:table-cell>
          <table:table-cell office:value-type="string" table:style-name="ce11">
            <text:p>-</text:p>
          </table:table-cell>
          <table:table-cell office:value-type="float" office:value="280185" table:style-name="ce11">
            <text:p>280,185<text:s/></text:p>
          </table:table-cell>
          <table:table-cell office:value-type="float" office:value="152282" table:style-name="ce11">
            <text:p>152,282<text:s/></text:p>
          </table:table-cell>
          <table:table-cell table:number-columns-repeated="16373" table:style-name="ce2"/>
        </table:table-row>
        <table:table-row table:style-name="ro3">
          <table:table-cell office:value-type="string" table:style-name="ce16">
            <text:p>興達港</text:p>
          </table:table-cell>
          <table:table-cell office:value-type="string" table:style-name="ce8">
            <text:p>Shindarkang</text:p>
          </table:table-cell>
          <table:table-cell office:value-type="float" office:value="61183452" table:style-name="ce11">
            <text:p>61,183,452<text:s/></text:p>
          </table:table-cell>
          <table:table-cell office:value-type="float" office:value="11853931" table:style-name="ce11">
            <text:p>11,853,931<text:s/>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float" office:value="481329" table:style-name="ce11">
            <text:p>481,329<text:s/>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float" office:value="4914263" table:style-name="ce11">
            <text:p>4,914,263<text:s/></text:p>
          </table:table-cell>
          <table:table-cell table:number-columns-repeated="16373" table:style-name="ce2"/>
        </table:table-row>
        <table:table-row table:number-rows-repeated="2" table:style-name="ro3">
          <table:table-cell office:value-type="string" table:style-name="ce16">
            <text:p><text:s text:c="7"/></text:p>
          </table:table-cell>
          <table:table-cell table:style-name="ce8"/>
          <table:table-cell table:number-columns-repeated="9" table:style-name="ce11"/>
          <table:table-cell table:number-columns-repeated="16373" table:style-name="ce2"/>
        </table:table-row>
        <table:table-row table:style-name="ro3">
          <table:table-cell office:value-type="string" table:style-name="ce16">
            <text:p>永安</text:p>
          </table:table-cell>
          <table:table-cell office:value-type="string" table:style-name="ce8">
            <text:p>Yenan</text:p>
          </table:table-cell>
          <table:table-cell office:value-type="string" table:style-name="ce11">
            <text:p>-</text:p>
          </table:table-cell>
          <table:table-cell office:value-type="float" office:value="3396250" table:style-name="ce11">
            <text:p>3,396,250<text:s/>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float" office:value="3396250" table:style-name="ce11">
            <text:p>3,396,250<text:s/></text:p>
          </table:table-cell>
          <table:table-cell office:value-type="float" office:value="201325" table:style-name="ce11">
            <text:p>201,325<text:s/></text:p>
          </table:table-cell>
          <table:table-cell table:number-columns-repeated="16373" table:style-name="ce2"/>
        </table:table-row>
        <table:table-row table:style-name="ro3">
          <table:table-cell office:value-type="string" table:style-name="ce16">
            <text:p>梓官(蚵子寮)</text:p>
          </table:table-cell>
          <table:table-cell office:value-type="string" table:style-name="ce8">
            <text:p>Tzekwang(Kertzeliao)</text:p>
          </table:table-cell>
          <table:table-cell office:value-type="string" table:style-name="ce11">
            <text:p>-</text:p>
          </table:table-cell>
          <table:table-cell office:value-type="float" office:value="16409535" table:style-name="ce11">
            <text:p>16,409,535<text:s/>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float" office:value="11190254" table:style-name="ce11">
            <text:p>11,190,254<text:s/></text:p>
          </table:table-cell>
          <table:table-cell office:value-type="float" office:value="6197068" table:style-name="ce11">
            <text:p>6,197,068<text:s/>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float" office:value="2515685" table:style-name="ce11">
            <text:p>2,515,685<text:s/></text:p>
          </table:table-cell>
          <table:table-cell table:number-columns-repeated="16373" table:style-name="ce2"/>
        </table:table-row>
        <table:table-row table:style-name="ro3">
          <table:table-cell office:value-type="string" table:style-name="ce16">
            <text:p>彌陀(南寮)</text:p>
          </table:table-cell>
          <table:table-cell office:value-type="string" table:style-name="ce8">
            <text:p>Mitwo(Nanliao)</text:p>
          </table:table-cell>
          <table:table-cell office:value-type="float" office:value="2070245" table:style-name="ce11">
            <text:p>2,070,245<text:s/>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float" office:value="2789753" table:style-name="ce11">
            <text:p>2,789,753<text:s/></text:p>
          </table:table-cell>
          <table:table-cell office:value-type="float" office:value="2374984" table:style-name="ce11">
            <text:p>2,374,984<text:s/>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float" office:value="67210" table:style-name="ce11">
            <text:p>67,210<text:s/></text:p>
          </table:table-cell>
          <table:table-cell table:number-columns-repeated="16373" table:style-name="ce2"/>
        </table:table-row>
        <table:table-row table:style-name="ro3">
          <table:table-cell office:value-type="string" table:style-name="ce16">
            <text:p>林園(中芸)</text:p>
          </table:table-cell>
          <table:table-cell office:value-type="string" table:style-name="ce8">
            <text:p>Linyuan(Chungun)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float" office:value="90544363" table:style-name="ce11">
            <text:p>90,544,363<text:s/></text:p>
          </table:table-cell>
          <table:table-cell office:value-type="string" table:style-name="ce11">
            <text:p>-</text:p>
          </table:table-cell>
          <table:table-cell office:value-type="float" office:value="10652240" table:style-name="ce11">
            <text:p>10,652,240<text:s/></text:p>
          </table:table-cell>
          <table:table-cell office:value-type="float" office:value="11180360" table:style-name="ce11">
            <text:p>11,180,360<text:s/>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float" office:value="192221" table:style-name="ce11">
            <text:p>192,221<text:s/></text:p>
          </table:table-cell>
          <table:table-cell table:number-columns-repeated="16373" table:style-name="ce2"/>
        </table:table-row>
        <table:table-row table:style-name="ro3">
          <table:table-cell office:value-type="string" table:style-name="ce16">
            <text:p>東港</text:p>
          </table:table-cell>
          <table:table-cell office:value-type="string" table:style-name="ce8">
            <text:p>Tungkang</text:p>
          </table:table-cell>
          <table:table-cell office:value-type="float" office:value="2000" table:style-name="ce11">
            <text:p>2,000<text:s/></text:p>
          </table:table-cell>
          <table:table-cell office:value-type="float" office:value="155201037.08000001" table:style-name="ce11">
            <text:p>155,201,037<text:s/></text:p>
          </table:table-cell>
          <table:table-cell office:value-type="float" office:value="198289933.5" table:style-name="ce11">
            <text:p>198,289,934<text:s/></text:p>
          </table:table-cell>
          <table:table-cell office:value-type="string" table:style-name="ce11">
            <text:p>-</text:p>
          </table:table-cell>
          <table:table-cell office:value-type="float" office:value="33533.949999999997" table:style-name="ce11">
            <text:p>33,534<text:s/></text:p>
          </table:table-cell>
          <table:table-cell office:value-type="float" office:value="20421.18" table:style-name="ce11">
            <text:p>20,421<text:s/>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float" office:value="91750708" table:style-name="ce11">
            <text:p>91,750,708<text:s/></text:p>
          </table:table-cell>
          <table:table-cell table:number-columns-repeated="16373" table:style-name="ce2"/>
        </table:table-row>
        <table:table-row table:number-rows-repeated="2" table:style-name="ro3">
          <table:table-cell office:value-type="string" table:style-name="ce16">
            <text:p><text:s text:c="7"/></text:p>
          </table:table-cell>
          <table:table-cell table:style-name="ce8"/>
          <table:table-cell table:number-columns-repeated="9" table:style-name="ce11"/>
          <table:table-cell table:number-columns-repeated="16373" table:style-name="ce2"/>
        </table:table-row>
        <table:table-row table:style-name="ro3">
          <table:table-cell office:value-type="string" table:style-name="ce16">
            <text:p>林邊</text:p>
          </table:table-cell>
          <table:table-cell office:value-type="string" table:style-name="ce8">
            <text:p>Linbein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table:number-columns-repeated="16373" table:style-name="ce2"/>
        </table:table-row>
        <table:table-row table:style-name="ro3">
          <table:table-cell office:value-type="string" table:style-name="ce17">
            <text:p>枋寮</text:p>
          </table:table-cell>
          <table:table-cell office:value-type="string" table:style-name="ce9">
            <text:p>Fanliao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52988" table:style-name="ce12">
            <text:p>352,988<text:s/></text:p>
          </table:table-cell>
          <table:table-cell office:value-type="float" office:value="521872" table:style-name="ce12">
            <text:p>521,87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604437" table:style-name="ce12">
            <text:p>3,604,437<text:s/></text:p>
          </table:table-cell>
          <table:table-cell table:number-columns-repeated="16373" table:style-name="ce2"/>
        </table:table-row>
        <table:table-row table:number-rows-repeated="1048537" table:style-name="ro2">
          <table:table-cell table:number-columns-repeated="16384"/>
        </table:table-row>
      </table:table>
      <table:table table:name="魚市場財務概況2(續完)" table:style-name="ta1">
        <table:table-column table:style-name="co1" table:default-cell-style-name="ce18"/>
        <table:table-column table:style-name="co2" table:default-cell-style-name="ce1"/>
        <table:table-column table:style-name="co3" table:number-columns-repeated="20" table:default-cell-style-name="ce1"/>
        <table:table-column table:style-name="co4" table:number-columns-repeated="16362" table:default-cell-style-name="ce1"/>
        <table:table-row table:style-name="ro1">
          <table:table-cell office:value-type="string" table:style-name="ce19">
            <text:p><text:s text:c="3"/>22‧魚市場財務概況(續完)<text:s text:c="21"/></text:p>
          </table:table-cell>
          <table:table-cell table:number-columns-repeated="4" table:style-name="ce20"/>
          <table:table-cell office:value-type="string" table:style-name="ce19">
            <text:p>22‧Financial Conditions of Fish Market(End)</text:p>
          </table:table-cell>
          <table:table-cell table:number-columns-repeated="5" table:style-name="ce20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3">
          <table:table-cell table:style-name="ce14"/>
          <table:table-cell table:number-columns-repeated="5" table:style-name="ce2"/>
          <table:table-cell office:value-type="string" table:style-name="ce3">
            <text:p>單位：新臺幣元</text:p>
          </table:table-cell>
          <table:table-cell table:number-columns-repeated="3" table:style-name="ce2"/>
          <table:table-cell office:value-type="string" table:style-name="ce3">
            <text:p>Unit：N.T.$</text:p>
          </table:table-cell>
          <table:table-cell table:number-columns-repeated="16373" table:style-name="ce2"/>
        </table:table-row>
        <table:table-row table:style-name="ro3">
          <table:table-cell table:style-name="ce15"/>
          <table:table-cell office:value-type="string" table:style-name="ce4">
            <text:p>項目</text:p>
          </table:table-cell>
          <table:table-cell office:value-type="string" table:style-name="ce4">
            <text:p>現金</text:p>
          </table:table-cell>
          <table:table-cell office:value-type="string" table:style-name="ce4">
            <text:p>銀行存款</text:p>
          </table:table-cell>
          <table:table-cell office:value-type="string" table:style-name="ce4">
            <text:p>產業設備</text:p>
          </table:table-cell>
          <table:table-cell office:value-type="string" table:style-name="ce4">
            <text:p>調節資金</text:p>
          </table:table-cell>
          <table:table-cell office:value-type="string" table:style-name="ce4">
            <text:p>應收貨款</text:p>
          </table:table-cell>
          <table:table-cell office:value-type="string" table:style-name="ce4">
            <text:p>應付貨款</text:p>
          </table:table-cell>
          <table:table-cell office:value-type="string" table:style-name="ce4">
            <text:p>增產事業</text:p>
          </table:table-cell>
          <table:table-cell office:value-type="string" table:style-name="ce4">
            <text:p>其他</text:p>
          </table:table-cell>
          <table:table-cell office:value-type="string" table:style-name="ce4">
            <text:p>本期餘絀</text:p>
          </table:table-cell>
          <table:table-cell table:number-columns-repeated="16373" table:style-name="ce2"/>
        </table:table-row>
        <table:table-row table:style-name="ro3">
          <table:table-cell office:value-type="string" table:style-name="ce16">
            <text:p>市場別</text:p>
          </table:table-cell>
          <table:table-cell office:value-type="string" table:style-name="ce5">
            <text:p>Item</text:p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office:value-type="string" table:style-name="ce5">
            <text:p>Revolving</text:p>
          </table:table-cell>
          <table:table-cell office:value-type="string" table:style-name="ce5">
            <text:p>Account</text:p>
          </table:table-cell>
          <table:table-cell office:value-type="string" table:style-name="ce5">
            <text:p>Account</text:p>
          </table:table-cell>
          <table:table-cell office:value-type="string" table:style-name="ce5">
            <text:p>Extension</text:p>
          </table:table-cell>
          <table:table-cell office:value-type="string" table:style-name="ce5">
            <text:p/>
          </table:table-cell>
          <table:table-cell office:value-type="string" table:style-name="ce5">
            <text:p>Surplus</text:p>
          </table:table-cell>
          <table:table-cell table:number-columns-repeated="16373" table:style-name="ce2"/>
        </table:table-row>
        <table:table-row table:style-name="ro3">
          <table:table-cell office:value-type="string" table:style-name="ce17">
            <text:p>Market</text:p>
          </table:table-cell>
          <table:table-cell table:style-name="ce6"/>
          <table:table-cell office:value-type="string" table:style-name="ce7">
            <text:p>Cash</text:p>
          </table:table-cell>
          <table:table-cell office:value-type="string" table:style-name="ce7">
            <text:p>Bank Deposits</text:p>
          </table:table-cell>
          <table:table-cell office:value-type="string" table:style-name="ce7">
            <text:p>Facilities</text:p>
          </table:table-cell>
          <table:table-cell office:value-type="string" table:style-name="ce7">
            <text:p>Capital</text:p>
          </table:table-cell>
          <table:table-cell office:value-type="string" table:style-name="ce7">
            <text:p>Receivable</text:p>
          </table:table-cell>
          <table:table-cell office:value-type="string" table:style-name="ce7">
            <text:p>Payable</text:p>
          </table:table-cell>
          <table:table-cell office:value-type="string" table:style-name="ce7">
            <text:p>Expense</text:p>
          </table:table-cell>
          <table:table-cell office:value-type="string" table:style-name="ce7">
            <text:p>Others</text:p>
          </table:table-cell>
          <table:table-cell office:value-type="string" table:style-name="ce7">
            <text:p>This Year</text:p>
          </table:table-cell>
          <table:table-cell table:number-columns-repeated="16373" table:style-name="ce2"/>
        </table:table-row>
        <table:table-row table:style-name="ro3">
          <table:table-cell office:value-type="string" table:style-name="ce16">
            <text:p>恆春</text:p>
          </table:table-cell>
          <table:table-cell office:value-type="string" table:style-name="ce8">
            <text:p>Henegchun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float" office:value="712033" table:style-name="ce11">
            <text:p>712,033<text:s/></text:p>
          </table:table-cell>
          <table:table-cell office:value-type="float" office:value="84278" table:style-name="ce11">
            <text:p>84,278<text:s/>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float" office:value="-1613525" table:style-name="ce11">
            <text:p>-1,613,525<text:s/></text:p>
          </table:table-cell>
          <table:table-cell table:number-columns-repeated="16373" table:style-name="ce2"/>
        </table:table-row>
        <table:table-row table:style-name="ro3">
          <table:table-cell office:value-type="string" table:style-name="ce16">
            <text:p>台東</text:p>
          </table:table-cell>
          <table:table-cell office:value-type="string" table:style-name="ce8">
            <text:p>Taitung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float" office:value="2282718" table:style-name="ce11">
            <text:p>2,282,718<text:s/></text:p>
          </table:table-cell>
          <table:table-cell office:value-type="float" office:value="472438" table:style-name="ce11">
            <text:p>472,438<text:s/>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float" office:value="5158" table:style-name="ce11">
            <text:p>5,158<text:s/></text:p>
          </table:table-cell>
          <table:table-cell table:number-columns-repeated="16373" table:style-name="ce2"/>
        </table:table-row>
        <table:table-row table:style-name="ro3">
          <table:table-cell office:value-type="string" table:style-name="ce16">
            <text:p>新港</text:p>
          </table:table-cell>
          <table:table-cell office:value-type="string" table:style-name="ce8">
            <text:p>Shinkang</text:p>
          </table:table-cell>
          <table:table-cell office:value-type="float" office:value="1712522" table:style-name="ce11">
            <text:p>1,712,522<text:s/></text:p>
          </table:table-cell>
          <table:table-cell office:value-type="float" office:value="43658438" table:style-name="ce11">
            <text:p>43,658,438<text:s/></text:p>
          </table:table-cell>
          <table:table-cell office:value-type="float" office:value="21956564" table:style-name="ce11">
            <text:p>21,956,564<text:s/></text:p>
          </table:table-cell>
          <table:table-cell office:value-type="float" office:value="13304559" table:style-name="ce11">
            <text:p>13,304,559<text:s/></text:p>
          </table:table-cell>
          <table:table-cell office:value-type="float" office:value="17410821" table:style-name="ce11">
            <text:p>17,410,821<text:s/></text:p>
          </table:table-cell>
          <table:table-cell office:value-type="float" office:value="18333834" table:style-name="ce11">
            <text:p>18,333,834<text:s/></text:p>
          </table:table-cell>
          <table:table-cell office:value-type="string" table:style-name="ce11">
            <text:p>-</text:p>
          </table:table-cell>
          <table:table-cell office:value-type="float" office:value="78535734" table:style-name="ce11">
            <text:p>78,535,734<text:s/></text:p>
          </table:table-cell>
          <table:table-cell office:value-type="float" office:value="1173336" table:style-name="ce11">
            <text:p>1,173,336<text:s/></text:p>
          </table:table-cell>
          <table:table-cell table:number-columns-repeated="16373" table:style-name="ce2"/>
        </table:table-row>
        <table:table-row table:number-rows-repeated="2" table:style-name="ro3">
          <table:table-cell office:value-type="string" table:style-name="ce16">
            <text:p><text:s text:c="7"/></text:p>
          </table:table-cell>
          <table:table-cell table:style-name="ce8"/>
          <table:table-cell table:number-columns-repeated="9" table:style-name="ce11"/>
          <table:table-cell table:number-columns-repeated="16373" table:style-name="ce2"/>
        </table:table-row>
        <table:table-row table:style-name="ro3">
          <table:table-cell office:value-type="string" table:style-name="ce16">
            <text:p>綠島</text:p>
          </table:table-cell>
          <table:table-cell office:value-type="string" table:style-name="ce8">
            <text:p>Luetao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table:number-columns-repeated="16373" table:style-name="ce2"/>
        </table:table-row>
        <table:table-row table:style-name="ro3">
          <table:table-cell office:value-type="string" table:style-name="ce16">
            <text:p>花蓮</text:p>
          </table:table-cell>
          <table:table-cell office:value-type="string" table:style-name="ce8">
            <text:p>Hualien</text:p>
          </table:table-cell>
          <table:table-cell office:value-type="float" office:value="2144283" table:style-name="ce11">
            <text:p>2,144,283<text:s/></text:p>
          </table:table-cell>
          <table:table-cell office:value-type="float" office:value="2529978" table:style-name="ce11">
            <text:p>2,529,978<text:s/></text:p>
          </table:table-cell>
          <table:table-cell office:value-type="float" office:value="2484326" table:style-name="ce11">
            <text:p>2,484,326<text:s/></text:p>
          </table:table-cell>
          <table:table-cell office:value-type="string" table:style-name="ce11">
            <text:p>-</text:p>
          </table:table-cell>
          <table:table-cell office:value-type="float" office:value="9879502" table:style-name="ce11">
            <text:p>9,879,502<text:s/></text:p>
          </table:table-cell>
          <table:table-cell office:value-type="float" office:value="879879" table:style-name="ce11">
            <text:p>879,879<text:s/>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float" office:value="1908429" table:style-name="ce11">
            <text:p>1,908,429<text:s/></text:p>
          </table:table-cell>
          <table:table-cell table:number-columns-repeated="16373" table:style-name="ce2"/>
        </table:table-row>
        <table:table-row table:style-name="ro3">
          <table:table-cell office:value-type="string" table:style-name="ce16">
            <text:p>澎湖(馬公)</text:p>
          </table:table-cell>
          <table:table-cell office:value-type="string" table:style-name="ce8">
            <text:p>Penghu(Markwang)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float" office:value="18296184" table:style-name="ce11">
            <text:p>18,296,184<text:s/></text:p>
          </table:table-cell>
          <table:table-cell office:value-type="float" office:value="13509915" table:style-name="ce11">
            <text:p>13,509,915<text:s/>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float" office:value="4786269" table:style-name="ce11">
            <text:p>4,786,269<text:s/></text:p>
          </table:table-cell>
          <table:table-cell table:number-columns-repeated="16373" table:style-name="ce2"/>
        </table:table-row>
        <table:table-row table:style-name="ro3">
          <table:table-cell office:value-type="string" table:style-name="ce16">
            <text:p>基隆</text:p>
          </table:table-cell>
          <table:table-cell office:value-type="string" table:style-name="ce8">
            <text:p>Keelung</text:p>
          </table:table-cell>
          <table:table-cell office:value-type="float" office:value="32842992" table:style-name="ce11">
            <text:p>32,842,992<text:s/>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float" office:value="349400" table:style-name="ce11">
            <text:p>349,400<text:s/>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float" office:value="6335534" table:style-name="ce11">
            <text:p>6,335,534<text:s/></text:p>
          </table:table-cell>
          <table:table-cell table:number-columns-repeated="16373" table:style-name="ce2"/>
        </table:table-row>
        <table:table-row table:style-name="ro3">
          <table:table-cell office:value-type="string" table:style-name="ce16">
            <text:p>台南</text:p>
          </table:table-cell>
          <table:table-cell office:value-type="string" table:style-name="ce8">
            <text:p>Tainan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float" office:value="73838653" table:style-name="ce11">
            <text:p>73,838,653<text:s/></text:p>
          </table:table-cell>
          <table:table-cell office:value-type="string" table:style-name="ce11">
            <text:p>-</text:p>
          </table:table-cell>
          <table:table-cell office:value-type="float" office:value="117617" table:style-name="ce11">
            <text:p>117,617<text:s/></text:p>
          </table:table-cell>
          <table:table-cell office:value-type="float" office:value="86771" table:style-name="ce11">
            <text:p>86,771<text:s/>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float" office:value="2528535" table:style-name="ce11">
            <text:p>2,528,535<text:s/></text:p>
          </table:table-cell>
          <table:table-cell table:number-columns-repeated="16373" table:style-name="ce2"/>
        </table:table-row>
        <table:table-row table:number-rows-repeated="2" table:style-name="ro3">
          <table:table-cell office:value-type="string" table:style-name="ce16">
            <text:p><text:s text:c="7"/></text:p>
          </table:table-cell>
          <table:table-cell table:style-name="ce8"/>
          <table:table-cell table:number-columns-repeated="9" table:style-name="ce11"/>
          <table:table-cell table:number-columns-repeated="16373" table:style-name="ce2"/>
        </table:table-row>
        <table:table-row table:style-name="ro3">
          <table:table-cell office:value-type="string" table:style-name="ce16">
            <text:p>高雄</text:p>
          </table:table-cell>
          <table:table-cell office:value-type="string" table:style-name="ce8">
            <text:p>Kaohsiung</text:p>
          </table:table-cell>
          <table:table-cell office:value-type="float" office:value="481760" table:style-name="ce11">
            <text:p>481,760<text:s/></text:p>
          </table:table-cell>
          <table:table-cell office:value-type="float" office:value="74274245" table:style-name="ce11">
            <text:p>74,274,245<text:s/>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float" office:value="2944027" table:style-name="ce11">
            <text:p>2,944,027<text:s/>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float" office:value="83297255" table:style-name="ce11">
            <text:p>83,297,255<text:s/></text:p>
          </table:table-cell>
          <table:table-cell table:number-columns-repeated="16373" table:style-name="ce2"/>
        </table:table-row>
        <table:table-row table:style-name="ro3">
          <table:table-cell office:value-type="string" table:style-name="ce16">
            <text:p>小港</text:p>
          </table:table-cell>
          <table:table-cell office:value-type="string" table:style-name="ce8">
            <text:p>Hsiaokang</text:p>
          </table:table-cell>
          <table:table-cell office:value-type="string" table:style-name="ce11">
            <text:p>-</text:p>
          </table:table-cell>
          <table:table-cell office:value-type="float" office:value="8254565" table:style-name="ce11">
            <text:p>8,254,565<text:s/>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float" office:value="2563290" table:style-name="ce11">
            <text:p>2,563,290<text:s/></text:p>
          </table:table-cell>
          <table:table-cell office:value-type="float" office:value="2464874" table:style-name="ce11">
            <text:p>2,464,874<text:s/>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float" office:value="1715979" table:style-name="ce11">
            <text:p>1,715,979<text:s/></text:p>
          </table:table-cell>
          <table:table-cell table:number-columns-repeated="16373" table:style-name="ce2"/>
        </table:table-row>
        <table:table-row table:style-name="ro3">
          <table:table-cell office:value-type="string" table:style-name="ce16">
            <text:p>金門</text:p>
          </table:table-cell>
          <table:table-cell office:value-type="string" table:style-name="ce8">
            <text:p>Kinmen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float" office:value="4965195" table:style-name="ce11">
            <text:p>4,965,195<text:s/></text:p>
          </table:table-cell>
          <table:table-cell table:number-columns-repeated="16373" table:style-name="ce2"/>
        </table:table-row>
        <table:table-row table:style-name="ro3">
          <table:table-cell office:value-type="string" table:style-name="ce16">
            <text:p>生產地小計</text:p>
          </table:table-cell>
          <table:table-cell office:value-type="string" table:style-name="ce8">
            <text:p>Total</text:p>
          </table:table-cell>
          <table:table-cell office:value-type="float" office:value="104746409.5" table:formula="msoxl:=IF(SUM(魚市場財務概況0!C34:C39)+SUM('魚市場財務概況1(續)'!C7:C39)+SUM('魚市場財務概況2(續完)'!C7:C21)=0,&quot;-&quot;,SUM(魚市場財務概況0!C34:C39)+SUM('魚市場財務概況1(續)'!C7:C39)+SUM('魚市場財務概況2(續完)'!C7:C21))" table:style-name="ce13">
            <text:p>104,746,410<text:s/></text:p>
          </table:table-cell>
          <table:table-cell office:value-type="float" office:value="1133752604.3900001" table:formula="msoxl:=IF(SUM(魚市場財務概況0!D34:D39)+SUM('魚市場財務概況1(續)'!D7:D39)+SUM('魚市場財務概況2(續完)'!D7:D21)=0,&quot;-&quot;,SUM(魚市場財務概況0!D34:D39)+SUM('魚市場財務概況1(續)'!D7:D39)+SUM('魚市場財務概況2(續完)'!D7:D21))" table:style-name="ce13">
            <text:p>1,133,752,604<text:s/></text:p>
          </table:table-cell>
          <table:table-cell office:value-type="float" office:value="1319617005.0999999" table:formula="msoxl:=IF(SUM(魚市場財務概況0!E34:E39)+SUM('魚市場財務概況1(續)'!E7:E39)+SUM('魚市場財務概況2(續完)'!E7:E21)=0,&quot;-&quot;,SUM(魚市場財務概況0!E34:E39)+SUM('魚市場財務概況1(續)'!E7:E39)+SUM('魚市場財務概況2(續完)'!E7:E21))" table:style-name="ce13">
            <text:p>1,319,617,005<text:s/></text:p>
          </table:table-cell>
          <table:table-cell office:value-type="float" office:value="14804559" table:formula="msoxl:=IF(SUM(魚市場財務概況0!F34:F39)+SUM('魚市場財務概況1(續)'!F7:F39)+SUM('魚市場財務概況2(續完)'!F7:F21)=0,&quot;-&quot;,SUM(魚市場財務概況0!F34:F39)+SUM('魚市場財務概況1(續)'!F7:F39)+SUM('魚市場財務概況2(續完)'!F7:F21))" table:style-name="ce13">
            <text:p>14,804,559<text:s/></text:p>
          </table:table-cell>
          <table:table-cell office:value-type="float" office:value="110759929.95" table:formula="msoxl:=IF(SUM(魚市場財務概況0!G34:G39)+SUM('魚市場財務概況1(續)'!G7:G39)+SUM('魚市場財務概況2(續完)'!G7:G21)=0,&quot;-&quot;,SUM(魚市場財務概況0!G34:G39)+SUM('魚市場財務概況1(續)'!G7:G39)+SUM('魚市場財務概況2(續完)'!G7:G21))" table:style-name="ce13">
            <text:p>110,759,930<text:s/></text:p>
          </table:table-cell>
          <table:table-cell office:value-type="float" office:value="112661270.18000001" table:formula="msoxl:=IF(SUM(魚市場財務概況0!H34:H39)+SUM('魚市場財務概況1(續)'!H7:H39)+SUM('魚市場財務概況2(續完)'!H7:H21)=0,&quot;-&quot;,SUM(魚市場財務概況0!H34:H39)+SUM('魚市場財務概況1(續)'!H7:H39)+SUM('魚市場財務概況2(續完)'!H7:H21))" table:style-name="ce13">
            <text:p>112,661,270<text:s/></text:p>
          </table:table-cell>
          <table:table-cell office:value-type="float" office:value="5109703" table:formula="msoxl:=IF(SUM(魚市場財務概況0!I34:I39)+SUM('魚市場財務概況1(續)'!I7:I39)+SUM('魚市場財務概況2(續完)'!I7:I21)=0,&quot;-&quot;,SUM(魚市場財務概況0!I34:I39)+SUM('魚市場財務概況1(續)'!I7:I39)+SUM('魚市場財務概況2(續完)'!I7:I21))" table:style-name="ce13">
            <text:p>5,109,703<text:s/></text:p>
          </table:table-cell>
          <table:table-cell office:value-type="float" office:value="122204379" table:formula="msoxl:=IF(SUM(魚市場財務概況0!J34:J39)+SUM('魚市場財務概況1(續)'!J7:J39)+SUM('魚市場財務概況2(續完)'!J7:J21)=0,&quot;-&quot;,SUM(魚市場財務概況0!J34:J39)+SUM('魚市場財務概況1(續)'!J7:J39)+SUM('魚市場財務概況2(續完)'!J7:J21))" table:style-name="ce13">
            <text:p>122,204,379<text:s/></text:p>
          </table:table-cell>
          <table:table-cell office:value-type="float" office:value="253758932" table:formula="msoxl:=IF(SUM(魚市場財務概況0!K34:K39)+SUM('魚市場財務概況1(續)'!K7:K39)+SUM('魚市場財務概況2(續完)'!K7:K21)=0,&quot;-&quot;,SUM(魚市場財務概況0!K34:K39)+SUM('魚市場財務概況1(續)'!K7:K39)+SUM('魚市場財務概況2(續完)'!K7:K21))" table:style-name="ce13">
            <text:p>253,758,932<text:s/></text:p>
          </table:table-cell>
          <table:table-cell table:number-columns-repeated="16373" table:style-name="ce2"/>
        </table:table-row>
        <table:table-row table:number-rows-repeated="16" table:style-name="ro3">
          <table:table-cell office:value-type="string" table:style-name="ce16">
            <text:p><text:s text:c="7"/></text:p>
          </table:table-cell>
          <table:table-cell office:value-type="string" table:style-name="ce8">
            <text:p><text:s text:c="7"/></text:p>
          </table:table-cell>
          <table:table-cell table:number-columns-repeated="9" table:style-name="ce11"/>
          <table:table-cell table:number-columns-repeated="16373" table:style-name="ce2"/>
        </table:table-row>
        <table:table-row table:style-name="ro3">
          <table:table-cell office:value-type="string" table:style-name="ce17">
            <text:p><text:s text:c="7"/></text:p>
          </table:table-cell>
          <table:table-cell office:value-type="string" table:style-name="ce9">
            <text:p><text:s text:c="7"/></text:p>
          </table:table-cell>
          <table:table-cell table:number-columns-repeated="9" table:style-name="ce12"/>
          <table:table-cell table:number-columns-repeated="16373" table:style-name="ce2"/>
        </table:table-row>
        <table:table-row table:number-rows-repeated="104853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細明體" svg:font-family="細明體"/>
    <style:font-face style:name="微軟正黑體" svg:font-family="微軟正黑體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56">
      <number:number number:decimal-places="0" number:min-integer-digits="1" number:grouping="true"/>
    </number:number-style>
    <number:number-style style:name="N59">
      <number:number number:decimal-places="0" number:min-integer-digits="1" number:grouping="true">
        <number:embedded-text number:position="0"> </number:embedded-text>
      </number:number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5in" fo:margin-bottom="0.5in" fo:margin-left="0.75in" fo:margin-right="0.75in" style:print-orientation="landscape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李境超</meta:initial-creator>
    <dc:creator>李境超</dc:creator>
    <meta:creation-date>2017-09-25T06:48:18Z</meta:creation-date>
    <dc:date>2017-09-25T06:48:18Z</dc:date>
    <meta:print-date>2017-09-25T06:48:06Z</meta:print-date>
  </office:meta>
</office:document-meta>
</file>